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4a631" officeooo:paragraph-rsid="0004a631" style:font-weight-asian="bold" style:font-weight-complex="bold"/>
    </style:style>
    <style:style style:name="P2" style:family="paragraph" style:parent-style-name="Standard">
      <style:text-properties fo:font-weight="bold" officeooo:rsid="0005a02b" officeooo:paragraph-rsid="0005a02b" style:font-weight-asian="bold" style:font-weight-complex="bold"/>
    </style:style>
    <style:style style:name="P3" style:family="paragraph" style:parent-style-name="Standard">
      <style:text-properties fo:font-weight="normal" officeooo:rsid="0004a631" officeooo:paragraph-rsid="0004a631" style:font-weight-asian="normal" style:font-weight-complex="normal"/>
    </style:style>
    <style:style style:name="P4" style:family="paragraph" style:parent-style-name="Standard">
      <style:text-properties fo:font-weight="normal" officeooo:rsid="0005a02b" officeooo:paragraph-rsid="0005a02b" style:font-weight-asian="normal" style:font-weight-complex="normal"/>
    </style:style>
    <style:style style:name="P5" style:family="paragraph" style:parent-style-name="Standard">
      <style:text-properties officeooo:rsid="0005a02b" officeooo:paragraph-rsid="0005a02b"/>
    </style:style>
    <style:style style:name="P6" style:family="paragraph" style:parent-style-name="Standard">
      <style:text-properties style:text-position="0% 100%" officeooo:rsid="000760ce" officeooo:paragraph-rsid="000760ce"/>
    </style:style>
    <style:style style:name="P7" style:family="paragraph" style:parent-style-name="Standard">
      <style:text-properties style:text-position="0% 100%" fo:font-weight="normal" officeooo:rsid="0005a02b" officeooo:paragraph-rsid="0005a02b" style:font-weight-asian="normal" style:font-weight-complex="normal"/>
    </style:style>
    <style:style style:name="P8" style:family="paragraph" style:parent-style-name="Standard">
      <style:text-properties fo:font-size="16pt" fo:font-weight="bold" officeooo:rsid="0004a631" officeooo:paragraph-rsid="0004a631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style:text-position="0% 100%" fo:font-size="12pt" officeooo:rsid="00082203" officeooo:paragraph-rsid="00082203" style:font-size-asian="10.5pt" style:font-size-complex="12pt"/>
    </style:style>
    <style:style style:name="P10" style:family="paragraph" style:parent-style-name="Standard">
      <style:text-properties fo:color="#000000" style:text-position="0% 100%" fo:font-size="12pt" fo:font-weight="bold" officeooo:rsid="00082203" officeooo:paragraph-rsid="00082203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style:text-position="0% 100%" fo:font-size="12pt" fo:font-weight="bold" officeooo:rsid="000cce06" officeooo:paragraph-rsid="000cce06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style:text-position="0% 100%" fo:font-size="12pt" fo:font-weight="bold" officeooo:rsid="001099a7" officeooo:paragraph-rsid="001099a7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000000" style:text-position="0% 100%" fo:font-size="12pt" fo:font-weight="bold" officeooo:rsid="00139cd3" officeooo:paragraph-rsid="00139cd3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000000" style:text-position="0% 100%" fo:font-size="12pt" fo:font-weight="bold" officeooo:rsid="00166feb" officeooo:paragraph-rsid="00166feb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000000" style:text-position="0% 100%" fo:font-size="12pt" fo:font-weight="bold" officeooo:rsid="0017942d" officeooo:paragraph-rsid="0017942d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000000" style:text-position="0% 100%" fo:font-size="12pt" fo:font-weight="bold" officeooo:rsid="0016e7cb" officeooo:paragraph-rsid="0016e7cb" style:font-size-asian="10.5pt" style:font-weight-asian="bold" style:font-size-complex="12pt" style:font-weight-complex="bold"/>
    </style:style>
    <style:style style:name="P17" style:family="paragraph" style:parent-style-name="Standard">
      <style:text-properties fo:color="#000000" style:text-position="0% 100%" fo:font-size="12pt" fo:font-weight="normal" officeooo:rsid="000cce06" officeooo:paragraph-rsid="000cce06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style:text-position="0% 100%" fo:font-size="12pt" fo:font-weight="normal" officeooo:rsid="000d63f2" officeooo:paragraph-rsid="000d63f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style:text-position="0% 100%" fo:font-size="12pt" fo:font-weight="normal" officeooo:rsid="000d63f2" officeooo:paragraph-rsid="000e8a0e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style:text-position="0% 100%" fo:font-size="12pt" fo:font-weight="normal" officeooo:rsid="000e8a0e" officeooo:paragraph-rsid="000e8a0e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style:text-position="0% 100%" fo:font-size="12pt" fo:font-weight="normal" officeooo:rsid="001099a7" officeooo:paragraph-rsid="001099a7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style:text-position="0% 100%" fo:font-size="12pt" fo:font-weight="normal" officeooo:rsid="00082203" officeooo:paragraph-rsid="00082203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style:text-position="0% 100%" fo:font-size="12pt" fo:font-weight="normal" officeooo:rsid="00091618" officeooo:paragraph-rsid="00091618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style:text-position="0% 100%" fo:font-size="12pt" fo:font-weight="normal" officeooo:rsid="0016e7cb" officeooo:paragraph-rsid="0016e7cb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style:text-position="0% 100%" fo:font-size="12pt" fo:font-weight="normal" officeooo:rsid="0017942d" officeooo:paragraph-rsid="0017942d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style:text-position="0% 100%" fo:font-size="12pt" fo:font-weight="normal" officeooo:rsid="001cd576" officeooo:paragraph-rsid="001cd576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0000" style:text-position="0% 100%" fo:font-size="12pt" style:text-underline-style="none" fo:font-weight="normal" officeooo:rsid="0018f482" officeooo:paragraph-rsid="0018f482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000000" style:text-position="0% 100%" fo:font-size="12pt" style:text-underline-style="none" fo:font-weight="bold" officeooo:rsid="0018f482" officeooo:paragraph-rsid="0018f482" style:font-size-asian="10.5pt" style:font-weight-asian="bold" style:font-size-complex="12pt" style:font-weight-complex="bold"/>
    </style:style>
    <style:style style:name="P29" style:family="paragraph" style:parent-style-name="Standard">
      <style:text-properties fo:color="#000000" style:text-position="0% 100%" fo:font-size="12pt" fo:font-style="italic" style:text-underline-style="none" fo:font-weight="bold" officeooo:rsid="0018f482" officeooo:paragraph-rsid="0018f482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text-properties fo:color="#000000" style:text-position="0% 100%" fo:font-size="12pt" fo:font-style="italic" style:text-underline-style="none" fo:font-weight="normal" officeooo:rsid="0018f482" officeooo:paragraph-rsid="0018f482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color="#000000" style:text-position="0% 100%" fo:font-size="12pt" fo:font-style="normal" style:text-underline-style="none" fo:font-weight="bold" officeooo:rsid="0018f482" officeooo:paragraph-rsid="0018f482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fo:color="#000000" style:text-position="0% 100%" fo:font-size="12pt" fo:font-style="normal" style:text-underline-style="none" fo:font-weight="bold" officeooo:rsid="001cd576" officeooo:paragraph-rsid="001cd576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color="#000000" style:text-position="0% 100%" fo:font-size="12pt" fo:font-style="normal" style:text-underline-style="none" fo:font-weight="bold" officeooo:rsid="001b4fa2" officeooo:paragraph-rsid="001b4fa2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color="#000000" style:text-position="0% 100%" fo:font-size="12pt" fo:font-style="normal" style:text-underline-style="none" fo:font-weight="bold" officeooo:rsid="0020de2c" officeooo:paragraph-rsid="0020de2c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color="#000000" style:text-position="0% 100%" fo:font-size="12pt" fo:font-style="normal" style:text-underline-style="none" fo:font-weight="bold" officeooo:rsid="00212ed2" officeooo:paragraph-rsid="00212ed2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color="#000000" style:text-position="0% 100%" fo:font-size="12pt" fo:font-style="normal" style:text-underline-style="none" fo:font-weight="bold" officeooo:rsid="0022d426" officeooo:paragraph-rsid="0022d426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color="#000000" style:text-position="0% 100%" fo:font-size="12pt" fo:font-style="normal" style:text-underline-style="none" fo:font-weight="bold" officeooo:rsid="00245b6e" officeooo:paragraph-rsid="00245b6e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color="#000000" style:text-position="0% 100%" fo:font-size="12pt" fo:font-style="normal" style:text-underline-style="none" fo:font-weight="bold" officeooo:rsid="002bca08" officeooo:paragraph-rsid="002bca08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color="#000000" style:text-position="0% 100%" fo:font-size="12pt" fo:font-style="normal" style:text-underline-style="none" fo:font-weight="bold" officeooo:rsid="00319489" officeooo:paragraph-rsid="00319489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color="#000000" style:text-position="0% 100%" fo:font-size="12pt" fo:font-style="normal" style:text-underline-style="none" fo:font-weight="bold" officeooo:rsid="00331915" officeooo:paragraph-rsid="00331915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color="#000000" style:text-position="0% 100%" fo:font-size="12pt" fo:font-style="normal" style:text-underline-style="none" fo:font-weight="normal" officeooo:rsid="001acea9" officeooo:paragraph-rsid="001acea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style:text-position="0% 100%" fo:font-size="12pt" fo:font-style="normal" style:text-underline-style="none" fo:font-weight="normal" officeooo:rsid="001b4fa2" officeooo:paragraph-rsid="001b4fa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style:text-position="0% 100%" fo:font-size="12pt" fo:font-style="normal" style:text-underline-style="none" fo:font-weight="normal" officeooo:rsid="001c00c1" officeooo:paragraph-rsid="001c00c1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style:text-position="0% 100%" fo:font-size="12pt" fo:font-style="normal" style:text-underline-style="none" fo:font-weight="normal" officeooo:rsid="001cd18a" officeooo:paragraph-rsid="001cd18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style:text-position="0% 100%" fo:font-size="12pt" fo:font-style="normal" style:text-underline-style="none" fo:font-weight="normal" officeooo:rsid="001eab94" officeooo:paragraph-rsid="001eab9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style:text-position="0% 100%" fo:font-size="12pt" fo:font-style="normal" style:text-underline-style="none" fo:font-weight="normal" officeooo:rsid="001f72de" officeooo:paragraph-rsid="001f72de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style:text-position="0% 100%" fo:font-size="12pt" fo:font-style="normal" style:text-underline-style="none" fo:font-weight="normal" officeooo:rsid="0020de2c" officeooo:paragraph-rsid="0020de2c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color="#000000" style:text-position="0% 100%" fo:font-size="12pt" fo:font-style="normal" style:text-underline-style="none" fo:font-weight="normal" officeooo:rsid="00245b6e" officeooo:paragraph-rsid="00245b6e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color="#000000" style:text-position="0% 100%" fo:font-size="12pt" fo:font-style="normal" style:text-underline-style="none" fo:font-weight="normal" officeooo:rsid="0025f60f" officeooo:paragraph-rsid="0025f60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0000" style:text-position="0% 100%" fo:font-size="12pt" fo:font-style="normal" style:text-underline-style="none" fo:font-weight="normal" officeooo:rsid="0026d19d" officeooo:paragraph-rsid="0026d19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color="#000000" style:text-position="0% 100%" fo:font-size="12pt" fo:font-style="normal" style:text-underline-style="none" fo:font-weight="normal" officeooo:rsid="00294583" officeooo:paragraph-rsid="0029458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color="#000000" style:text-position="0% 100%" fo:font-size="12pt" fo:font-style="normal" style:text-underline-style="none" fo:font-weight="normal" officeooo:rsid="00294583" officeooo:paragraph-rsid="0022d426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color="#000000" style:text-position="0% 100%" fo:font-size="12pt" fo:font-style="normal" style:text-underline-style="none" fo:font-weight="normal" officeooo:rsid="00294583" officeooo:paragraph-rsid="0031948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color="#000000" style:text-position="0% 100%" fo:font-size="12pt" fo:font-style="normal" style:text-underline-style="none" fo:font-weight="normal" officeooo:rsid="00212ed2" officeooo:paragraph-rsid="00212ed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color="#000000" style:text-position="0% 100%" fo:font-size="12pt" fo:font-style="normal" style:text-underline-style="none" fo:font-weight="normal" officeooo:rsid="0022d426" officeooo:paragraph-rsid="0022d426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color="#000000" style:text-position="0% 100%" fo:font-size="12pt" fo:font-style="normal" style:text-underline-style="none" fo:font-weight="normal" officeooo:rsid="0022d426" officeooo:paragraph-rsid="00319489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color="#000000" style:text-position="0% 100%" fo:font-size="12pt" fo:font-style="normal" style:text-underline-style="none" fo:font-weight="normal" officeooo:rsid="002bca08" officeooo:paragraph-rsid="002bca08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color="#000000" style:text-position="0% 100%" fo:font-size="12pt" fo:font-style="normal" style:text-underline-style="none" fo:font-weight="normal" officeooo:rsid="002bca08" officeooo:paragraph-rsid="002d688f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000000" style:text-position="0% 100%" fo:font-size="12pt" fo:font-style="normal" style:text-underline-style="none" fo:font-weight="normal" officeooo:rsid="002bca08" officeooo:paragraph-rsid="00319489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color="#000000" style:text-position="0% 100%" fo:font-size="12pt" fo:font-style="normal" style:text-underline-style="none" fo:font-weight="normal" officeooo:rsid="002d688f" officeooo:paragraph-rsid="002e064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color="#000000" style:text-position="0% 100%" fo:font-size="12pt" fo:font-style="normal" style:text-underline-style="none" fo:font-weight="normal" officeooo:rsid="002eb74c" officeooo:paragraph-rsid="002eb74c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color="#000000" style:text-position="0% 100%" fo:font-size="12pt" fo:font-style="normal" style:text-underline-style="none" fo:font-weight="normal" officeooo:rsid="00319489" officeooo:paragraph-rsid="0031948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color="#000000" style:text-position="0% 100%" fo:font-size="12pt" fo:font-style="normal" style:text-underline-style="none" fo:font-weight="normal" officeooo:rsid="00331915" officeooo:paragraph-rsid="0033191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color="#000000" style:text-position="0% 100%" fo:font-size="12pt" fo:font-style="normal" style:text-underline-style="none" fo:font-weight="normal" officeooo:rsid="002e064b" officeooo:paragraph-rsid="002e064b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color="#000000" style:text-position="0% 100%" fo:font-size="12pt" style:text-underline-style="solid" style:text-underline-width="auto" style:text-underline-color="font-color" fo:font-weight="normal" officeooo:rsid="0017942d" officeooo:paragraph-rsid="0017942d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color="#990000" style:text-position="0% 100%" fo:font-size="12pt" officeooo:rsid="00082203" officeooo:paragraph-rsid="00082203" style:font-size-asian="10.5pt" style:font-size-complex="12pt"/>
    </style:style>
    <style:style style:name="P67" style:family="paragraph" style:parent-style-name="Standard">
      <style:text-properties fo:color="#990000" style:text-position="0% 100%" fo:font-size="12pt" fo:font-weight="normal" officeooo:rsid="000cce06" officeooo:paragraph-rsid="000cce06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color="#990000" style:text-position="0% 100%" fo:font-size="12pt" fo:font-weight="normal" officeooo:rsid="000cce06" officeooo:paragraph-rsid="00082203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color="#990000" style:text-position="0% 100%" fo:font-size="12pt" fo:font-weight="normal" officeooo:rsid="000d63f2" officeooo:paragraph-rsid="000d63f2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color="#990000" style:text-position="0% 100%" fo:font-size="12pt" fo:font-weight="normal" officeooo:rsid="000d63f2" officeooo:paragraph-rsid="000e8a0e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color="#990000" style:text-position="0% 100%" fo:font-size="12pt" fo:font-weight="normal" officeooo:rsid="001099a7" officeooo:paragraph-rsid="001099a7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color="#990000" style:text-position="0% 100%" fo:font-size="12pt" fo:font-weight="normal" officeooo:rsid="001099a7" officeooo:paragraph-rsid="0014f583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color="#990000" style:text-position="0% 100%" fo:font-size="12pt" fo:font-weight="normal" officeooo:rsid="001099a7" officeooo:paragraph-rsid="00166feb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color="#990000" style:text-position="0% 100%" fo:font-size="12pt" fo:font-weight="normal" officeooo:rsid="00166feb" officeooo:paragraph-rsid="00166feb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color="#800000" style:text-position="super 58%" fo:font-weight="normal" officeooo:rsid="0005a02b" officeooo:paragraph-rsid="0005a02b" style:font-weight-asian="normal" style:font-weight-complex="normal"/>
    </style:style>
    <style:style style:name="P76" style:family="paragraph" style:parent-style-name="Standard">
      <style:text-properties fo:color="#800000" style:text-position="0% 100%" fo:font-weight="normal" officeooo:rsid="0005a02b" officeooo:paragraph-rsid="0005a02b" style:font-weight-asian="normal" style:font-weight-complex="normal"/>
    </style:style>
    <style:style style:name="P77" style:family="paragraph" style:parent-style-name="Standard">
      <style:text-properties fo:color="#800000" style:text-position="0% 100%" fo:font-size="16pt" fo:font-weight="normal" officeooo:rsid="000760ce" officeooo:paragraph-rsid="000760ce" style:font-size-asian="16pt" style:font-weight-asian="normal" style:font-size-complex="16pt" style:font-weight-complex="normal"/>
    </style:style>
    <style:style style:name="P78" style:family="paragraph" style:parent-style-name="Standard">
      <style:text-properties officeooo:rsid="0026d19d" officeooo:paragraph-rsid="0026d19d"/>
    </style:style>
    <style:style style:name="P79" style:family="paragraph" style:parent-style-name="Standard">
      <style:text-properties fo:color="#ff6600" style:text-position="0% 100%" fo:font-size="12pt" fo:font-style="normal" style:text-underline-style="none" fo:font-weight="normal" officeooo:rsid="002bca08" officeooo:paragraph-rsid="002bca08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fo:color="#ff6600" style:text-position="0% 100%" fo:font-size="12pt" fo:font-style="normal" style:text-underline-style="none" fo:font-weight="normal" officeooo:rsid="00331915" officeooo:paragraph-rsid="00331915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fo:color="#ff6600" style:text-position="0% 100%" fo:font-size="12pt" fo:font-style="normal" style:text-underline-style="none" fo:font-weight="normal" officeooo:rsid="00294583" officeooo:paragraph-rsid="0033952f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fo:color="#ff6600" style:text-position="0% 100%" fo:font-size="12pt" fo:font-style="normal" style:text-underline-style="none" fo:font-weight="normal" officeooo:rsid="0033ff76" officeooo:paragraph-rsid="0033ff76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fo:color="#ff6600" style:text-position="0% 100%" fo:font-size="12pt" fo:font-style="normal" style:text-underline-style="none" fo:font-weight="normal" officeooo:rsid="003bc56b" officeooo:paragraph-rsid="003bc56b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fo:color="#ff6600" style:text-position="0% 100%" fo:font-size="12pt" fo:font-style="normal" style:text-underline-style="none" fo:font-weight="bold" officeooo:rsid="0033ff76" officeooo:paragraph-rsid="0033ff76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text-properties style:use-window-font-color="true" style:text-position="0% 100%" fo:font-size="12pt" fo:font-style="normal" style:text-underline-style="none" fo:font-weight="normal" officeooo:rsid="0033952f" officeooo:paragraph-rsid="0033952f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text-properties style:use-window-font-color="true" style:text-position="0% 100%" fo:font-size="12pt" fo:font-style="normal" style:text-underline-style="none" fo:font-weight="normal" officeooo:rsid="0033952f" officeooo:paragraph-rsid="0033ff76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officeooo:rsid="0005a02b" officeooo:paragraph-rsid="0005a02b"/>
    </style:style>
    <style:style style:name="P88" style:family="paragraph" style:parent-style-name="Standard" style:list-style-name="L1">
      <style:text-properties fo:font-weight="normal" officeooo:rsid="0004a631" officeooo:paragraph-rsid="0004a631" style:font-weight-asian="normal" style:font-weight-complex="normal"/>
    </style:style>
    <style:style style:name="P89" style:family="paragraph" style:parent-style-name="Standard" style:list-style-name="L8">
      <style:text-properties fo:font-weight="normal" officeooo:paragraph-rsid="0022d426" style:font-weight-asian="normal" style:font-weight-complex="normal"/>
    </style:style>
    <style:style style:name="P90" style:family="paragraph" style:parent-style-name="Standard" style:list-style-name="L2">
      <style:text-properties officeooo:rsid="0005a02b" officeooo:paragraph-rsid="000760ce"/>
    </style:style>
    <style:style style:name="P91" style:family="paragraph" style:parent-style-name="Standard" style:list-style-name="L3">
      <style:text-properties fo:color="#000000" style:text-position="0% 100%" fo:font-size="12pt" fo:font-style="normal" style:text-underline-style="none" fo:font-weight="normal" officeooo:rsid="001eab94" officeooo:paragraph-rsid="001eab94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4">
      <style:text-properties fo:color="#000000" style:text-position="0% 100%" fo:font-size="12pt" fo:font-style="normal" style:text-underline-style="none" fo:font-weight="normal" officeooo:rsid="001f72de" officeooo:paragraph-rsid="001f72de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5">
      <style:text-properties fo:color="#000000" style:text-position="0% 100%" fo:font-size="12pt" fo:font-style="normal" style:text-underline-style="none" fo:font-weight="normal" officeooo:rsid="00245b6e" officeooo:paragraph-rsid="00245b6e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6">
      <style:text-properties fo:color="#000000" style:text-position="0% 100%" fo:font-size="12pt" fo:font-style="normal" style:text-underline-style="none" fo:font-weight="normal" officeooo:rsid="0025f60f" officeooo:paragraph-rsid="0025f60f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7">
      <style:text-properties fo:color="#000000" style:text-position="0% 100%" fo:font-size="12pt" fo:font-style="normal" style:text-underline-style="none" fo:font-weight="normal" officeooo:rsid="00294583" officeooo:paragraph-rsid="00294583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7">
      <style:text-properties fo:color="#000000" style:text-position="0% 100%" fo:font-size="12pt" fo:font-style="normal" style:text-underline-style="none" fo:font-weight="normal" officeooo:rsid="0029fbb0" officeooo:paragraph-rsid="0029fbb0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8">
      <style:text-properties fo:color="#000000" style:text-position="0% 100%" fo:font-size="12pt" fo:font-style="normal" style:text-underline-style="none" fo:font-weight="normal" officeooo:rsid="0022d426" officeooo:paragraph-rsid="0022d426" fo:background-color="#ffff66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9">
      <style:text-properties fo:color="#000000" style:text-position="0% 100%" fo:font-size="12pt" fo:font-style="normal" style:text-underline-style="none" fo:font-weight="bold" officeooo:rsid="0025f60f" officeooo:paragraph-rsid="0025f60f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 style:list-style-name="L9">
      <style:text-properties fo:color="#000000" style:text-position="0% 100%" fo:font-size="12pt" fo:font-style="normal" style:text-underline-style="none" fo:font-weight="bold" officeooo:rsid="0026d19d" officeooo:paragraph-rsid="0026d19d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 style:list-style-name="L9">
      <style:text-properties fo:color="#000000" style:text-position="0% 100%" fo:font-size="12pt" fo:font-style="normal" style:text-underline-style="none" fo:font-weight="bold" officeooo:rsid="0026d19d" officeooo:paragraph-rsid="0026d19d" fo:background-color="#ffff66" style:font-size-asian="10.5pt" style:font-style-asian="normal" style:font-weight-asian="bold" style:font-size-complex="12pt" style:font-style-complex="normal" style:font-weight-complex="bold"/>
    </style:style>
    <style:style style:name="P101" style:family="paragraph">
      <style:paragraph-properties fo:text-align="center"/>
    </style:style>
    <style:style style:name="P102" style:family="paragraph">
      <loext:graphic-properties draw:fill-color="#ffffff"/>
      <style:paragraph-properties fo:text-align="center"/>
    </style:style>
    <style:style style:name="T1" style:family="text">
      <style:text-properties officeooo:rsid="0004a63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60ce" style:font-weight-asian="normal" style:font-weight-complex="normal"/>
    </style:style>
    <style:style style:name="T4" style:family="text">
      <style:text-properties fo:font-weight="normal" officeooo:rsid="00082203" style:font-weight-asian="normal" style:font-weight-complex="normal"/>
    </style:style>
    <style:style style:name="T5" style:family="text">
      <style:text-properties fo:font-weight="normal" officeooo:rsid="00091618" style:font-weight-asian="normal" style:font-weight-complex="normal"/>
    </style:style>
    <style:style style:name="T6" style:family="text">
      <style:text-properties fo:font-weight="normal" officeooo:rsid="000b2683" style:font-weight-asian="normal" style:font-weight-complex="normal"/>
    </style:style>
    <style:style style:name="T7" style:family="text">
      <style:text-properties fo:font-weight="normal" officeooo:rsid="000cce06" style:font-weight-asian="normal" style:font-weight-complex="normal"/>
    </style:style>
    <style:style style:name="T8" style:family="text">
      <style:text-properties fo:font-weight="normal" officeooo:rsid="0025f60f" style:font-weight-asian="normal" style:font-weight-complex="normal"/>
    </style:style>
    <style:style style:name="T9" style:family="text">
      <style:text-properties fo:font-weight="normal" officeooo:rsid="0026d19d" style:font-weight-asian="normal" style:font-weight-complex="normal"/>
    </style:style>
    <style:style style:name="T10" style:family="text">
      <style:text-properties fo:font-weight="normal" officeooo:rsid="0028997d" style:font-weight-asian="normal" style:font-weight-complex="normal"/>
    </style:style>
    <style:style style:name="T11" style:family="text">
      <style:text-properties fo:font-weight="normal" fo:background-color="#ffff66" loext:char-shading-value="0" style:font-weight-asian="normal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28997d" fo:background-color="transparent" loext:char-shading-value="0" style:font-weight-asian="normal" style:font-weight-complex="normal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style:text-position="0% 100%" fo:font-weight="normal" officeooo:rsid="000760ce" style:font-weight-asian="normal" style:font-weight-complex="normal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fo:color="#800000" style:text-position="super 58%" fo:font-weight="normal" style:font-weight-asian="normal" style:font-weight-complex="normal"/>
    </style:style>
    <style:style style:name="T19" style:family="text">
      <style:text-properties fo:color="#800000" fo:font-weight="normal" style:font-weight-asian="normal" style:font-weight-complex="normal"/>
    </style:style>
    <style:style style:name="T20" style:family="text">
      <style:text-properties fo:color="#800000" fo:font-size="16pt" fo:font-weight="normal" style:font-size-asian="16pt" style:font-weight-asian="normal" style:font-size-complex="16pt" style:font-weight-complex="normal"/>
    </style:style>
    <style:style style:name="T21" style:family="text">
      <style:text-properties officeooo:rsid="00082203"/>
    </style:style>
    <style:style style:name="T22" style:family="text">
      <style:text-properties fo:color="#990000"/>
    </style:style>
    <style:style style:name="T23" style:family="text">
      <style:text-properties fo:color="#990000" officeooo:rsid="000e8a0e"/>
    </style:style>
    <style:style style:name="T24" style:family="text">
      <style:text-properties officeooo:rsid="00091618"/>
    </style:style>
    <style:style style:name="T25" style:family="text">
      <style:text-properties officeooo:rsid="000e8a0e"/>
    </style:style>
    <style:style style:name="T26" style:family="text">
      <style:text-properties officeooo:rsid="001099a7"/>
    </style:style>
    <style:style style:name="T27" style:family="text">
      <style:text-properties officeooo:rsid="0014f583"/>
    </style:style>
    <style:style style:name="T28" style:family="text">
      <style:text-properties officeooo:rsid="00166feb"/>
    </style:style>
    <style:style style:name="T29" style:family="text">
      <style:text-properties fo:color="#ff33ff"/>
    </style:style>
    <style:style style:name="T30" style:family="text">
      <style:text-properties fo:color="#ff99ff"/>
    </style:style>
    <style:style style:name="T31" style:family="text">
      <style:text-properties fo:color="#3399ff"/>
    </style:style>
    <style:style style:name="T32" style:family="text">
      <style:text-properties fo:color="#000000"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text-position="0% 100%" fo:font-size="12pt" fo:font-style="normal" style:text-underline-style="none" fo:font-weight="normal" officeooo:rsid="0025f60f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text-position="0% 100%" fo:font-size="12pt" fo:font-style="normal" style:text-underline-style="none" officeooo:rsid="0022d426" style:font-size-asian="10.5pt" style:font-style-asian="normal" style:font-size-complex="12pt" style:font-style-complex="normal"/>
    </style:style>
    <style:style style:name="T35" style:family="text">
      <style:text-properties fo:color="#000000" style:text-position="0% 100%" fo:font-size="12pt" fo:font-style="normal" style:text-underline-style="none" officeooo:rsid="0022d426" fo:background-color="#ffff00" loext:char-shading-value="0" style:font-size-asian="10.5pt" style:font-style-asian="normal" style:font-size-complex="12pt" style:font-style-complex="normal"/>
    </style:style>
    <style:style style:name="T36" style:family="text">
      <style:text-properties fo:color="#000000" style:text-position="0% 100%" fo:font-size="12pt" fo:font-style="normal" style:text-underline-style="none" officeooo:rsid="00245b6e" fo:background-color="#ffff00" loext:char-shading-value="0" style:font-size-asian="10.5pt" style:font-style-asian="normal" style:font-size-complex="12pt" style:font-style-complex="normal"/>
    </style:style>
    <style:style style:name="T37" style:family="text">
      <style:text-properties fo:color="#ff6600"/>
    </style:style>
    <style:style style:name="T38" style:family="text">
      <style:text-properties fo:color="#ff6600" style:text-position="super 58%"/>
    </style:style>
    <style:style style:name="T39" style:family="text">
      <style:text-properties officeooo:rsid="002c7cd6"/>
    </style:style>
    <style:style style:name="T40" style:family="text">
      <style:text-properties officeooo:rsid="002d688f"/>
    </style:style>
    <style:style style:name="T41" style:family="text">
      <style:text-properties officeooo:rsid="002e064b"/>
    </style:style>
    <style:style style:name="T42" style:family="text">
      <style:text-properties officeooo:rsid="002ed9a9"/>
    </style:style>
    <style:style style:name="T43" style:family="text">
      <style:text-properties officeooo:rsid="00331915"/>
    </style:style>
    <style:style style:name="T44" style:family="text">
      <style:text-properties officeooo:rsid="0033952f"/>
    </style:style>
    <style:style style:name="T45" style:family="text">
      <style:text-properties fo:color="#99cccc"/>
    </style:style>
    <style:style style:name="T46" style:family="text">
      <style:text-properties fo:color="#99cccc" officeooo:rsid="0033952f"/>
    </style:style>
    <style:style style:name="T47" style:family="text">
      <style:text-properties fo:color="#99cccc" officeooo:rsid="00331915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officeooo:rsid="0033952f"/>
    </style:style>
    <style:style style:name="T50" style:family="text">
      <style:text-properties style:use-window-font-color="true" officeooo:rsid="003319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1.455cm" fo:min-width="7.94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639cm" fo:min-width="4.23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s de datos</text:p>
      <text:p text:style-name="P1"/>
      <text:p text:style-name="P3">Boolean</text:p>
      <text:p text:style-name="P3"/>
      <text:p text:style-name="P3">Tiene solo dos valores ademas del nulo(null) </text:p>
      <text:p text:style-name="P3"/>
      <text:p text:style-name="P3">true false</text:p>
      <text:p text:style-name="P3"/>
      <text:p text:style-name="P8">Tipos numericos </text:p>
      <text:p text:style-name="P3"/>
      <text:p text:style-name="P1">Enteros</text:p>
      <text:p text:style-name="P3"/>
      <text:list xml:id="list5980234696574322779" text:style-name="L1">
        <text:list-item>
          <text:p text:style-name="P88">Smallint<text:tab/>→<text:tab/>int2</text:p>
        </text:list-item>
        <text:list-item>
          <text:p text:style-name="P88">integer<text:tab/><text:tab/>→ <text:tab/>int4</text:p>
        </text:list-item>
        <text:list-item>
          <text:p text:style-name="P88">bigint<text:tab/><text:tab/>→<text:tab/>int8</text:p>
        </text:list-item>
      </text:list>
      <text:p text:style-name="P3"/>
      <text:p text:style-name="P2"><text:span text:style-name="T1">R</text:span>eales (En coma flotante, <text:span text:style-name="T21">a penas vamos a usarlos porque es poco útil para casos con dinero)</text:span></text:p>
      <text:p text:style-name="P4"/>
      <text:list xml:id="list2921636749089392777" text:style-name="L2">
        <text:list-item>
          <text:p text:style-name="P90"><text:span text:style-name="T2">real</text:span><text:span text:style-name="T4">(float4)</text:span><text:span text:style-name="T2"><text:tab/><text:tab/> <text:s text:c="4"/>→<text:tab/> <text:s/>6 digitos decimales</text:span></text:p>
        </text:list-item>
        <text:list-item>
          <text:p text:style-name="P90"><text:span text:style-name="T3">do</text:span><text:span text:style-name="T4">u</text:span><text:span text:style-name="T3">ble precisión</text:span><text:span text:style-name="T4">(float8) <text:s/></text:span><text:span text:style-name="T3">→<text:tab/>15 digitos decimales </text:span><text:span text:style-name="T2"><text:s/></text:span></text:p>
        </text:list-item>
      </text:list>
      <text:p text:style-name="P4"/>
      <text:p text:style-name="P4"/>
      <text:p text:style-name="P4"/>
      <text:p text:style-name="P5"><text:span text:style-name="T2">Para ello el ordenador normaliza el numero, que es representarlo como 0,xxxx x 10</text:span><text:span text:style-name="T14">a algo</text:span><text:span text:style-name="T15"> <text:s/></text:span><text:span text:style-name="T16">y lo transforma en binario.</text:span></text:p>
      <text:p text:style-name="P7"/>
      <text:p text:style-name="P5"><text:span text:style-name="T15">43,867 = </text:span><text:span text:style-name="T14">+</text:span><text:span text:style-name="T17">- <text:s text:c="2"/></text:span><text:span text:style-name="T15">0,43867 x 10</text:span><text:span text:style-name="T14">2 </text:span><text:span text:style-name="T18">exponente</text:span></text:p>
      <text:p text:style-name="P75"><text:s text:c="21"/>signo <text:s text:c="9"/>mantisa</text:p>
      <text:p text:style-name="P75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87">8bit</text:p>
          </table:table-cell>
          <table:table-cell table:style-name="Tabla1.A1" office:value-type="string">
            <text:p text:style-name="P87">1bit</text:p>
          </table:table-cell>
          <table:table-cell table:style-name="Tabla1.C1" office:value-type="string">
            <text:p text:style-name="P87">23bit</text:p>
          </table:table-cell>
        </table:table-row>
        <table:table-row>
          <table:table-cell table:style-name="Tabla1.A2" office:value-type="string">
            <text:p text:style-name="P87">Exp</text:p>
          </table:table-cell>
          <table:table-cell table:style-name="Tabla1.A2" office:value-type="string">
            <text:p text:style-name="P87">Signo</text:p>
          </table:table-cell>
          <table:table-cell table:style-name="Tabla1.C2" office:value-type="string">
            <text:p text:style-name="P87">Mantisa </text:p>
          </table:table-cell>
        </table:table-row>
      </table:table>
      <text:p text:style-name="P76"/>
      <text:p text:style-name="P6"><text:span text:style-name="T20">¡</text:span><text:span text:style-name="T19">Aunque es muy rápido de procesar por el ordenador es problemático en ciertas aplicaciones debido a que se produce un redondeo que a la larga puede dar problemas, como cuando se trata de dinero.</text:span><text:span text:style-name="T20">!</text:span></text:p>
      <text:p text:style-name="P77"/>
      <text:p text:style-name="P10">Numeric(p,e)<text:span text:style-name="T24">(precisión,escala)</text:span></text:p>
      <text:p text:style-name="P22"/>
      <text:p text:style-name="P9"><text:span text:style-name="T2">Numeric(5,2) número de hasta 5 </text:span><text:span text:style-name="T6">dígitos</text:span><text:span text:style-name="T2"> de los cuales 2 dígitos van a la parte decimal.</text:span></text:p>
      <text:p text:style-name="P22"/>
      <text:p text:style-name="P23">Si se intentara introducir una escala superior se redondearía a partir de la linea de corte de la parte decimal.</text:p>
      <text:p text:style-name="P23"/>
      <text:p text:style-name="P23">Numeric(5,3) = 43,2548 = 42,255</text:p>
      <text:p text:style-name="P22"/>
      <text:p text:style-name="P66"><text:span text:style-name="T2">Se almacena dígito a dígito, cada uno por separado, de forma que al no haber una </text:span><text:span text:style-name="T5">conversión</text:span><text:span text:style-name="T2"> a binario del numero total <text:s/>no hay que aproximar en ningún caso. </text:span><text:span text:style-name="T7">Aunque sus operaciones son mas lentas.</text:span></text:p>
      <text:p text:style-name="P68"/>
      <text:p text:style-name="P68"/>
      <text:p text:style-name="P11"/>
      <text:p text:style-name="P11"><text:soft-page-break/>Date (Fecha)</text:p>
      <text:p text:style-name="P11"/>
      <text:p text:style-name="P17">Se introduce como una cadena y mediante el operador de coerción de tipos ( :: ) los comvierte a fecha</text:p>
      <text:p text:style-name="P17"/>
      <text:p text:style-name="P67">select <text:s/>‘24-02-2016’::date ;</text:p>
      <text:p text:style-name="P11"/>
      <text:p text:style-name="P18">para evitar mal interpretaciones se usara el <text:span text:style-name="T25">estándar</text:span> ISO año mes <text:span text:style-name="T25">día</text:span></text:p>
      <text:p text:style-name="P18"/>
      <text:p text:style-name="P69">select <text:s/>‘20160224’::date ;</text:p>
      <text:p text:style-name="P18"/>
      <text:p text:style-name="P20">se les pueden sumar dias </text:p>
      <text:p text:style-name="P20"/>
      <text:p text:style-name="P19">s<text:span text:style-name="T22">elect <text:s/>‘20160224’::date </text:span><text:span text:style-name="T23">+4 </text:span><text:span text:style-name="T22">;</text:span></text:p>
      <text:p text:style-name="P19"/>
      <text:p text:style-name="P20">o comprarar , sumar , restar</text:p>
      <text:p text:style-name="P20"/>
      <text:p text:style-name="P70">select <text:s/>‘20160224’::date <text:span text:style-name="T25">&gt;</text:span> ‘201602<text:span text:style-name="T25">05</text:span>’::<text:span text:style-name="T26">date</text:span>;<text:tab/>→<text:tab/><text:span text:style-name="T25">true</text:span></text:p>
      <text:p text:style-name="P70"/>
      <text:p text:style-name="P70">select <text:s/>‘20160224’::date <text:s/>- ‘201602<text:span text:style-name="T25">05</text:span>’::<text:span text:style-name="T26">date</text:span>;<text:tab/>→<text:tab/><text:span text:style-name="T25">diferencia en dias , 19 dias</text:span></text:p>
      <text:p text:style-name="P70"/>
      <text:p text:style-name="P70"/>
      <text:p text:style-name="P12">Time (Hora)</text:p>
      <text:p text:style-name="P21"/>
      <text:p text:style-name="P21">Almacena hora min seg /millonesima de segundo.</text:p>
      <text:p text:style-name="P21"/>
      <text:p text:style-name="P71">Select <text:s/>‘164923’::time ;<text:tab/>→<text:tab/>16:49:23 h </text:p>
      <text:p text:style-name="P20"/>
      <text:p text:style-name="P20"/>
      <text:p text:style-name="P13"><text:span text:style-name="T27">Timetz </text:span>(Hora con zona horaria)</text:p>
      <text:p text:style-name="P13"/>
      <text:p text:style-name="P72">Select <text:s/>‘164923’::time<text:span text:style-name="T27">tz</text:span> ;<text:tab/>→<text:tab/>16:49:23<text:span text:style-name="T27">+02</text:span> h </text:p>
      <text:p text:style-name="P72"/>
      <text:p text:style-name="P72">Select <text:s/>‘164923<text:span text:style-name="T27">+00</text:span>’::time<text:span text:style-name="T27">tz</text:span> ;<text:tab/>→<text:tab/>1<text:span text:style-name="T27">8</text:span>:49:23<text:span text:style-name="T27">+02</text:span> h </text:p>
      <text:p text:style-name="P72"/>
      <text:p text:style-name="P72"/>
      <text:p text:style-name="P14">Timestamp (fecha + hora, instante de tiempo)</text:p>
      <text:p text:style-name="P14"/>
      <text:p text:style-name="P73">Select <text:s/>‘<text:span text:style-name="T28">20160406 17:09</text:span>’::time<text:span text:style-name="T28">stamptz</text:span> ;<text:tab/>→<text:tab/><text:span text:style-name="T28">17:09 del 06/04/2016 <text:s/>UTC + 02</text:span></text:p>
      <text:p text:style-name="P73"/>
      <text:p text:style-name="P73"/>
      <text:p text:style-name="P74">select current_time;<text:tab/><text:tab/>|</text:p>
      <text:p text:style-name="P74">select current_date;<text:tab/><text:tab/>|-----→ devuelve el dato actual del sistema.</text:p>
      <text:p text:style-name="P74">select current_timestamp;<text:tab/>|</text:p>
      <text:p text:style-name="P7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Ejercicios</text:p>
      <text:p text:style-name="P24"/>
      <text:p text:style-name="P26">https://www.postgresql.org/docs/9.6/static/functions-string.html</text:p>
      <text:p text:style-name="P24"/>
      <text:p text:style-name="P16">Dada la tabla LIBROS escribir una sentencia select que visualice dos columnas, una con el autor y otra con el apellido del autor: (usar funciones de manipulación de cadena) <text:s text:c="5"/>--spilt_part</text:p>
      <text:p text:style-name="P25"/>
      <text:p text:style-name="P25">select autor, </text:p>
      <text:p text:style-name="P25">split_part(autor,', ',1)</text:p>
      <text:p text:style-name="P25">from libros;</text:p>
      <text:p text:style-name="P25"/>
      <text:p text:style-name="P15">A partir de la tabla LIBROS ,realizar una consulta select que visualice dos columnas , una con el nombre del autor y otra con el apellido:</text:p>
      <text:p text:style-name="P25"/>
      <text:p text:style-name="P25">select <text:span text:style-name="T29">split_part(</text:span>autor<text:span text:style-name="T29">,</text:span>', '<text:span text:style-name="T29">,</text:span>2<text:span text:style-name="T29">)</text:span>, <text:span text:style-name="T29">split_part(</text:span>autor<text:span text:style-name="T29">,</text:span>', '<text:span text:style-name="T29">,</text:span>1<text:span text:style-name="T29">)</text:span></text:p>
      <text:p text:style-name="P25">from libros;</text:p>
      <text:p text:style-name="P65"/>
      <text:p text:style-name="P28">Lo mismo pero en una sola columna:</text:p>
      <text:p text:style-name="P28"/>
      <text:p text:style-name="P27">select split_part(autor,', ',2) <text:span text:style-name="T30">||</text:span>' '<text:span text:style-name="T30">||</text:span> split_part(autor,', ',1) </text:p>
      <text:p text:style-name="P27">from libros; </text:p>
      <text:p text:style-name="P27"/>
      <text:p text:style-name="P30">|| → <text:s/>concatena cadenas</text:p>
      <text:p text:style-name="P29"/>
      <text:p text:style-name="P31">Lo mismo pero con las iniciales en mayusculas</text:p>
      <text:p text:style-name="P31"/>
      <text:p text:style-name="P41">select <text:span text:style-name="T31">initcap(</text:span>split_part(autor,', ',2) ||' '|| split_part(autor,', ',1)<text:span text:style-name="T31">) </text:span></text:p>
      <text:p text:style-name="P41">from libros;</text:p>
      <text:p text:style-name="P41"/>
      <text:p text:style-name="P33">Escribir una sentencia select para que aparezcan los títulos de los libros ordenados por su número de caracteres:</text:p>
      <text:p text:style-name="P33"/>
      <text:p text:style-name="P42">select titulo </text:p>
      <text:p text:style-name="P42">from libros</text:p>
      <text:p text:style-name="P42">order by <text:span text:style-name="T31">length(</text:span>titulo<text:span text:style-name="T31">)</text:span>; </text:p>
      <text:p text:style-name="P42"/>
      <text:p text:style-name="P33">Dada la tabla LIBRERIA escribir una sentencia select que visualice el tema y el ultimo carácter del tema:</text:p>
      <text:p text:style-name="P33"/>
      <text:p text:style-name="P42">select tema, <text:span text:style-name="T31">right(</text:span>'tema',1<text:span text:style-name="T31">)</text:span> as ultimoCaracter</text:p>
      <text:p text:style-name="P42">from libreria; </text:p>
      <text:p text:style-name="P42"><text:s/></text:p>
      <text:p text:style-name="P42"/>
      <text:p text:style-name="P43"/>
      <text:p text:style-name="P32">extrae subcadena</text:p>
      <text:p text:style-name="P44">substr(autor,1,3) <text:s/>substr(nombre columna, donde empieza a leer ,tamaño cadena)</text:p>
      <text:p text:style-name="P44"/>
      <text:p text:style-name="P45"/>
      <text:p text:style-name="P45"/>
      <text:p text:style-name="P45"/>
      <text:p text:style-name="P45"/>
      <text:list xml:id="list8090580924830912856" text:style-name="L3">
        <text:list-item>
          <text:p text:style-name="P91"><text:soft-page-break/>Si a un date le sumamos un numero nos dará esa fecha ese numero de dias en el futuro</text:p>
        </text:list-item>
      </text:list>
      <text:p text:style-name="P45"/>
      <text:p text:style-name="P45"/>
      <text:list xml:id="list171560247911569" text:continue-numbering="true" text:style-name="L3">
        <text:list-item>
          <text:p text:style-name="P91">Si a un date le sumamos una hora nos da un timestamptz</text:p>
        </text:list-item>
      </text:list>
      <text:p text:style-name="P44"/>
      <text:p text:style-name="P44"/>
      <text:p text:style-name="P46">Ejercicios</text:p>
      <text:p text:style-name="P46"/>
      <text:list xml:id="list812750782945403570" text:style-name="L4">
        <text:list-item>
          <text:p text:style-name="P92">Muenstra los datos de los empleados que se hayan dado de alta el mismo mes que el actual, en cualquier año:</text:p>
        </text:list-item>
      </text:list>
      <text:p text:style-name="P46"/>
      <text:p text:style-name="P47">select * </text:p>
      <text:p text:style-name="P47">from emple</text:p>
      <text:p text:style-name="P47">where extract(month from fecha_alt) = extract(month from current_date ) ;</text:p>
      <text:p text:style-name="P47"/>
      <text:list xml:id="list1691960159774749878" text:style-name="L5">
        <text:list-item>
          <text:p text:style-name="P93">¿Cual es el salario medio de los empleados de departamento 30?</text:p>
        </text:list-item>
      </text:list>
      <text:p text:style-name="P48"/>
      <text:p text:style-name="P48">select avg(salario) </text:p>
      <text:p text:style-name="P48">from emple natural join depart</text:p>
      <text:p text:style-name="P48">where dept_no = 30;</text:p>
      <text:p text:style-name="P48"/>
      <text:list xml:id="list4472931724545412029" text:style-name="L6">
        <text:list-item>
          <text:p text:style-name="P94">Escribir una consulta cuantos empleados ganan mas de 2000 euros.</text:p>
        </text:list-item>
      </text:list>
      <text:p text:style-name="P49"/>
      <text:p text:style-name="P78"><text:span text:style-name="T33">S</text:span><text:span text:style-name="T32">elect count(*)</text:span></text:p>
      <text:p text:style-name="P50">from empleado</text:p>
      <text:p text:style-name="P50">where salario &gt; 2000;</text:p>
      <text:p text:style-name="P50"/>
      <text:list xml:id="list8883178741488616094" text:style-name="L7">
        <text:list-item>
          <text:p text:style-name="P95">¿Cuántos empleados ganan más de 2000 euros entre salario y comisión?</text:p>
          <text:p text:style-name="P96">Select count(*)</text:p>
          <text:p text:style-name="P96">from emple</text:p>
          <text:p text:style-name="P96">where salario + coalesce( comision,0 ) &gt; 2000;</text:p>
        </text:list-item>
      </text:list>
      <text:p text:style-name="P51"/>
      <text:p text:style-name="P47"/>
      <text:p text:style-name="P34">FUNCIONES DE AGREGACIÓN O FUNCIONES DE GRUPO.</text:p>
      <text:p text:style-name="P33"><text:s/></text:p>
      <text:list xml:id="list4706590314498787712" text:style-name="L8">
        <text:list-item>
          <text:p text:style-name="P89"><text:span text:style-name="T34">Devuelven </text:span><text:span text:style-name="T35">un </text:span><text:span text:style-name="T36">único</text:span><text:span text:style-name="T35"> valor </text:span><text:span text:style-name="T34">para cada grupo.</text:span></text:p>
        </text:list-item>
        <text:list-item>
          <text:p text:style-name="P97">Se saltan los nulos.</text:p>
        </text:list-item>
      </text:list>
      <text:p text:style-name="P36"/>
      <text:p text:style-name="P54">Ejemplo</text:p>
      <text:p text:style-name="P35"><text:span text:style-name="T2">Mostrar</text:span> <text:span text:style-name="T2">el salario máximo y el mínimo de la tabla EMPLE.</text:span></text:p>
      <text:p text:style-name="P54"/>
      <text:p text:style-name="P54">select max(salario), min(salario)</text:p>
      <text:p text:style-name="P54">from emple;</text:p>
      <text:p text:style-name="P54"/>
      <text:p text:style-name="P54"/>
      <text:p text:style-name="P55">max()<text:tab/> = devuelve el máximo de todas las filas.</text:p>
      <text:p text:style-name="P55">min()<text:tab/> = devuelve el mínimo de todas las filas.</text:p>
      <text:p text:style-name="P55">avg()<text:tab/> = <text:s/>devuelve la media de todas las filas.</text:p>
      <text:p text:style-name="P55">sum()<text:tab/> = Suma de todas las filas.</text:p>
      <text:p text:style-name="P37"><text:span text:style-name="T8">v</text:span><text:span text:style-name="T2">ar</text:span><text:span text:style-name="T8">iance</text:span><text:span text:style-name="T2">(</text:span><text:span text:style-name="T8">) </text:span><text:span text:style-name="T2">= <text:s/></text:span><text:span text:style-name="T8">varianza Dispersión de los datos</text:span></text:p>
      <text:p text:style-name="P37"><text:span text:style-name="T2">stdder() <text:s text:c="3"/></text:span><text:span text:style-name="T8">= <text:s/>desviación típica , es la raiz cuadrada de la varianza.</text:span></text:p>
      <text:p text:style-name="P49"/>
      <text:p text:style-name="P49"><text:soft-page-break/>Count()</text:p>
      <text:list xml:id="list862214467997523782" text:style-name="L9">
        <text:list-item>
          <text:p text:style-name="P98"><text:span text:style-name="T2">count(*), </text:span><text:span text:style-name="T9">devuelve el numero de filas que cumplen la </text:span><text:span text:style-name="T10">condición</text:span><text:span text:style-name="T9"> del where.</text:span></text:p>
        </text:list-item>
        <text:list-item>
          <text:p text:style-name="P99"><text:span text:style-name="T2">Count( expresión ) , devuelve el numero de veces que la expresión es</text:span><text:span text:style-name="T11"> no nula.</text:span></text:p>
        </text:list-item>
        <text:list-item>
          <text:p text:style-name="P100"><text:span text:style-name="T12">Count( distinct expresión ), numero de valores distintos que toma la </text:span><text:span text:style-name="T13">expresión.</text:span><text:span text:style-name="T12"> </text:span></text:p>
        </text:list-item>
      </text:list>
      <text:p text:style-name="P55"/>
      <text:p text:style-name="P52"/>
      <text:p text:style-name="P51"/>
      <text:p text:style-name="P38">FUNCIONES DE FORMATO</text:p>
      <text:p text:style-name="P57"/>
      <text:p text:style-name="P57">Suelen empezar por ‘to_’</text:p>
      <text:p text:style-name="P57"/>
      <text:p text:style-name="P57">to_char()</text:p>
      <text:p text:style-name="P57">to_number()</text:p>
      <text:p text:style-name="P57">to_date()</text:p>
      <text:p text:style-name="P57">to_timestamp()</text:p>
      <text:p text:style-name="P55"/>
      <text:p text:style-name="P79"/>
      <text:p text:style-name="P57">to_char( valor, mascara)</text:p>
      <text:p text:style-name="P57"><text:s text:c="26"/><text:span text:style-name="T38">CADENA</text:span></text:p>
      <text:p text:style-name="P79"/>
      <text:p text:style-name="P57">select fecha_alt, to_char(fecha_alt,'<text:span text:style-name="T39">DD-MM-</text:span>YYYY') for emple;</text:p>
      <text:p text:style-name="P57"><draw:custom-shape text:anchor-type="paragraph" draw:z-index="0" draw:name="Forma2" draw:style-name="gr1" draw:text-style-name="P102" svg:width="7.945cm" svg:height="1.456cm" svg:x="8.731cm" svg:y="0.399cm"><text:p text:style-name="P101">Entre las letras reservadas se </text:p><text:p text:style-name="P101">puede poner cualquier simbolo no reservado,</text:p><text:p text:style-name="P101"><text:s/>o cualquier cadena entre comillas dobles</text:p><draw:enhanced-geometry svg:viewBox="0 0 21600 21600" draw:mirror-horizontal="false" draw:mirror-vertical="false" draw:type="line-callout-2" draw:modifiers="-4224.10654827969 -4288.61985472155 -2929.54495005549 12970.4600484262 -1203.4628190899 14513.3171912833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/text:p>
      <text:p text:style-name="P57"/>
      <text:p text:style-name="P57"/>
      <text:p text:style-name="P57"/>
      <text:p text:style-name="P57"/>
      <text:p text:style-name="P57"/>
      <text:p text:style-name="P57"/>
      <text:p text:style-name="P58">select fecha_alt, to_char(<text:span text:style-name="T40">salatio</text:span>,'<text:span text:style-name="T40">9G999D99</text:span>') for emple;</text:p>
      <text:p text:style-name="P58"/>
      <text:p text:style-name="P60">para numeros hay que poner tantos 9´s como haga falta para que quepa el número, la G y la D <text:s/>para <text:span text:style-name="T41">los </text:span>separador de miles y la coma decimal respectivamente.</text:p>
      <text:p text:style-name="P60"/>
      <text:p text:style-name="P64">Siempre deja un espacion delante del numero por defecto para poder poner el signo y con la S se coloca el signo detras del numero y con PR coloca entre angulos los numeros negativos</text:p>
      <text:p text:style-name="P64"><text:s/></text:p>
      <text:p text:style-name="P61">Se pueden usar 0’s en vez de 9’s , de esta manera donde haya espacios habra 0’s. 00054125,2500, <text:span text:style-name="T42">se suele usar para códigos.</text:span></text:p>
      <text:p text:style-name="P61"/>
      <text:p text:style-name="P61"/>
      <text:p text:style-name="P62">Con los siguientes se puede pasar una cadena a un/a numero , fecha o instante.</text:p>
      <text:p text:style-name="P62">Recibe una cadena y una máscara y lo combierte a lo que sea.</text:p>
      <text:p text:style-name="P62"/>
      <text:p text:style-name="P59">to_number()</text:p>
      <text:p text:style-name="P59"/>
      <text:p text:style-name="P59">to_date()</text:p>
      <text:p text:style-name="P59"/>
      <text:p text:style-name="P59">to_timestamp()</text:p>
      <text:p text:style-name="P56"/>
      <text:p text:style-name="P56"/>
      <text:p text:style-name="P56"/>
      <text:p text:style-name="P56"/>
      <text:p text:style-name="P39"><text:soft-page-break/>OPERACIONES CON NULL</text:p>
      <text:p text:style-name="P62"/>
      <text:p text:style-name="P62"/>
      <text:p text:style-name="P62">Para comprobar si algo es null se usa el operador <text:span text:style-name="T37">“ is null ” </text:span></text:p>
      <text:p text:style-name="P62">Para comprobar si algo no es null se usa el operador <text:span text:style-name="T37">“ is not null ”</text:span></text:p>
      <text:p text:style-name="P62"/>
      <text:p text:style-name="P62"/>
      <text:p text:style-name="P62"/>
      <text:p text:style-name="P62"/>
      <text:p text:style-name="P56"><draw:custom-shape text:anchor-type="paragraph" draw:z-index="1" draw:name="Forma1" draw:style-name="gr2" draw:text-style-name="P102" svg:width="4.578cm" svg:height="0.689cm" svg:x="1.092cm" svg:y="0cm"><text:p text:style-name="P101">No es función de grupo</text:p><draw:enhanced-geometry svg:viewBox="0 0 21600 21600" draw:text-areas="800 800 20800 20800" draw:type="round-rectangular-callout" draw:modifiers="2080.12326656394 27842.45524296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6"/>
      <text:p text:style-name="P53">COALESCE(a,b,c,d,e,f,g,…...) = convierte los nulos en otra cosa, devuelve el primero de sus argumentos que no sea nulo </text:p>
      <text:p text:style-name="P53"/>
      <text:p text:style-name="P63">coalesnce(comision , 0)</text:p>
      <text:p text:style-name="P63"/>
      <text:p text:style-name="P63"/>
      <text:p text:style-name="P40">OPERADOR DE PERTENENCIA A UN CONJUNTO</text:p>
      <text:p text:style-name="P40"/>
      <text:p text:style-name="P80">“ in(<text:span text:style-name="T45">‘</text:span><text:span text:style-name="T46">VENDEDOR</text:span><text:span text:style-name="T45">’</text:span>,<text:span text:style-name="T45">’</text:span><text:span text:style-name="T46">DIRECTOR’</text:span>) ” <text:s/><text:span text:style-name="T49">pertenece a vendedor y director.</text:span></text:p>
      <text:p text:style-name="P53"/>
      <text:p text:style-name="P81">“ <text:span text:style-name="T43">not in(</text:span><text:span text:style-name="T47">‘</text:span><text:span text:style-name="T46">VENDEDOR</text:span><text:span text:style-name="T47">’</text:span><text:span text:style-name="T43">,</text:span><text:span text:style-name="T47">’</text:span><text:span text:style-name="T46">DIRECTOR’</text:span><text:span text:style-name="T43">) ” </text:span><text:span text:style-name="T50">no</text:span><text:span text:style-name="T43"> </text:span><text:span text:style-name="T49">pertenece a vendedor y director.</text:span></text:p>
      <text:p text:style-name="P85"/>
      <text:p text:style-name="P81"><text:span text:style-name="T44">“</text:span><text:span text:style-name="T49"> </text:span><text:span text:style-name="T44">between</text:span><text:span text:style-name="T49"> </text:span><text:span text:style-name="T47">‘</text:span><text:span text:style-name="T46">VENDEDOR</text:span><text:span text:style-name="T47">’</text:span><text:span text:style-name="T50"> </text:span><text:span text:style-name="T44">and</text:span><text:span text:style-name="T49"> </text:span><text:span text:style-name="T47">’</text:span><text:span text:style-name="T46">DIRECTOR’ </text:span><text:span text:style-name="T43">”</text:span><text:span text:style-name="T50"> </text:span><text:span text:style-name="T49">pertenece al intervalo comprendido entre vendedor y director.</text:span></text:p>
      <text:p text:style-name="P85"/>
      <text:p text:style-name="P81"><text:span text:style-name="T44">“ not between</text:span><text:span text:style-name="T49"> </text:span><text:span text:style-name="T47">‘</text:span><text:span text:style-name="T46">VENDEDOR</text:span><text:span text:style-name="T47">’</text:span><text:span text:style-name="T50"> </text:span><text:span text:style-name="T44">and </text:span><text:span text:style-name="T47">’</text:span><text:span text:style-name="T46">DIRECTOR’ </text:span><text:span text:style-name="T43">”</text:span><text:span text:style-name="T50"> </text:span><text:span text:style-name="T49">que no pertenece al intervalo comprendido entre vendedor y director.</text:span></text:p>
      <text:p text:style-name="P85"/>
      <text:p text:style-name="P86"/>
      <text:p text:style-name="P84"><text:span text:style-name="T49">U</text:span><text:span text:style-name="T48">LTIMO OPERADOR</text:span></text:p>
      <text:p text:style-name="P86"/>
      <text:p text:style-name="P82"><text:span text:style-name="T44">C</text:span>ASE <text:tab/>WHEN<text:span text:style-name="T48"> C1 </text:span>THEN<text:span text:style-name="T48"> V1</text:span></text:p>
      <text:p text:style-name="P82"><text:span text:style-name="T48"><text:tab/></text:span>WHEN<text:span text:style-name="T48"> C2 </text:span>THEN<text:span text:style-name="T48"> V2</text:span></text:p>
      <text:p text:style-name="P82"><text:span text:style-name="T48"><text:tab/></text:span>WHEN<text:span text:style-name="T48"> C3 </text:span>THEN<text:span text:style-name="T48"> V3</text:span></text:p>
      <text:p text:style-name="P82"><text:span text:style-name="T48"><text:tab/></text:span>WHEN<text:span text:style-name="T48"> C4 </text:span>THEN<text:span text:style-name="T48"> V4</text:span></text:p>
      <text:p text:style-name="P82"><text:span text:style-name="T48"><text:tab/></text:span>ELSE<text:span text:style-name="T48">..Ve</text:span></text:p>
      <text:p text:style-name="P82">END</text:p>
      <text:p text:style-name="P82"/>
      <text:p text:style-name="P82"/>
      <text:p text:style-name="P82"/>
      <text:p text:style-name="P82"/>
      <text:p text:style-name="P82"/>
      <text:p text:style-name="P82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5:29:05.417342819</meta:creation-date>
    <dc:date>2016-11-14T17:15:59.488116840</dc:date>
    <meta:editing-duration>PT4H48M53S</meta:editing-duration>
    <meta:editing-cycles>29</meta:editing-cycles>
    <meta:generator>LibreOffice/5.1.4.2$Linux_X86_64 LibreOffice_project/10m0$Build-2</meta:generator>
    <meta:document-statistic meta:table-count="1" meta:image-count="0" meta:object-count="0" meta:page-count="6" meta:paragraph-count="147" meta:word-count="1057" meta:character-count="6451" meta:non-whitespace-character-count="5426"/>
  </office:meta>
</office:document-meta>
</file>